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Standard" style:family="paragraph" style:master-page-name="Standard">
      <style:paragraph-properties style:page-number="1" style:writing-mode="lr-tb"/>
      <style:text-properties/>
    </style:style>
    <style:style style:name="T1" style:family="text">
      <style:text-properties fo:font-weight="bold"/>
    </style:style>
    <style:style style:name="P2" style:parent-style-name="Standard" style:family="paragraph">
      <style:paragraph-properties style:writing-mode="lr-tb"/>
      <style:text-properties/>
    </style:style>
  </office:automatic-styles>
  <office:body>
    <office:text>
      <text:p text:style-name="P1"><text:span text:style-name="T1">Mark Hazlett</text:span></text:p>
      <text:p text:style-name="P2">Phone:<text:tab/>(403) 978-8485</text:p>
      <text:p text:style-name="P2">SAIT Email: Mark.Hazlett@edu.sait.ca<text:s/></text:p>
      <text:p text:style-name="P2">Personal Email:<text:tab/>markhazlett9@gmail.com</text:p>
      <text:p text:style-name="P2"/>
      <text:p text:style-name="P2"><text:span text:style-name="T1">Daniel Kettle</text:span></text:p>
      <text:p text:style-name="P2">Phone:<text:tab/>(403) 390-2478</text:p>
      <text:p text:style-name="P2">SAIT Email:<text:tab/>Daniel.Kettle@edu.sait.ca</text:p>
      <text:p text:style-name="P2">Personal Email:<text:tab/>initial.dann@gmail.com</text:p>
      <text:p text:style-name="P2"/>
      <text:p text:style-name="P2"><text:span text:style-name="T1">Daniel Wehr</text:span></text:p>
      <text:p text:style-name="P2">Phone:<text:tab/>(403) 389-3155</text:p>
      <text:p text:style-name="P2">SAIT Email:<text:tab/>Daniel.Wehr@edu.sait.ca</text:p>
      <text:p text:style-name="P2">Personal Email:<text:tab/>danwehr@ftml.net</text:p>
      <text:p text:style-name="P2"/>
      <text:p text:style-name="P2"><text:span text:style-name="T1">Pauline Turnbull</text:span>, SAIT Instructor</text:p>
      <text:p text:style-name="P2">Phone:<text:tab/>(403) 284-8353</text:p>
      <text:p text:style-name="P2">Email:<text:tab/>Pauline.Turnbull@sait.ca</text:p>
      <text:p text:style-name="P2">Work Address:<text:tab/>Room N409C, SAIT Campus</text:p>
      <text:p text:style-name="P2">1301 16th Ave NW</text:p>
      <text:p text:style-name="P2">Calgary, Alberta <text:s/>T2M 0L4</text:p>
      <text:p text:style-name="P2"/>
      <text:p text:style-name="P2"><text:span text:style-name="T1">Robin Featherstone</text:span>, VP of Operations, Deerfoot<text:span><text:s/>Inn<text:s/></text:span><?opendocument cursor-position?><text:span>&amp; Casino</text:span></text:p>
      <text:p text:style-name="P2">Phone:<text:tab/>(403) 284-8353</text:p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start" fo:text-indent="0pt">
        <style:tab-stops/>
      </style:paragraph-properties>
      <style:text-properties fo:background-color="transparent" fo:color="#000000" fo:country="US" fo:font-size="9pt" fo:font-style="normal" fo:font-variant="normal" fo:font-weight="normal" fo:hyphenate="false" fo:language="en" fo:text-shadow="none" fo:text-transform="none" style:font-name="Sans Serif" style:text-line-through-style="none" style:text-line-through-type="none" style:text-position="0%" style:text-underline-color="font-color" style:text-underline-mode="continuous" style:text-underline-style="none" style:text-underline-type="none"/>
    </style:style>
    <style:style style:name="U1" style:parent-style-name="Standard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parent-style-name="Standard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text:list-style style:name="L1" style:display-name="Numbering Style for Head 1">
      <text:list-level-style-number text:level="1" text:display-levels="1" style:num-format="1" style:num-prefix="" style:num-suffix=".">
        <style:list-level-properties fo:text-align="start"/>
      </text:list-level-style-number>
    </text:list-style>
    <text:list-style style:name="L2" style:display-name="Numbering Style for Head 2">
      <text:list-level-style-number text:level="2" text:display-levels="2" style:num-format="1" style:num-prefix="" style:num-suffix=".">
        <style:list-level-properties fo:text-align="start"/>
      </text:list-level-style-number>
    </text:list-style>
    <text:list-style style:name="L3" style:display-name="Numbering Style for Head 3">
      <text:list-level-style-number text:level="3" text:display-levels="3" style:num-format="1" style:num-prefix="" style:num-suffix=".">
        <style:list-level-properties fo:text-align="start"/>
      </text:list-level-style-number>
    </text:list-style>
    <text:list-style style:name="L4" style:display-name="Numbering Style for Enumerated List">
      <text:list-level-style-number text:level="1" text:display-levels="1" style:num-format="1" style:num-prefix="" style:num-suffix=".">
        <style:list-level-properties fo:text-align="start"/>
      </text:list-level-style-number>
    </text:list-style>
    <text:list-style style:name="L5" style:display-name="Numbering Style for Alphabetical List">
      <text:list-level-style-number text:level="1" text:display-levels="1" style:num-format="a" style:num-prefix="" style:num-suffix=")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 style:num-prefix="" style:num-suffix="">
        <style:list-level-properties fo:text-align="start"/>
      </text:list-level-style-bullet>
    </text:list-style>
    <text:outline-style>
      <text:outline-level-style text:level="1" text:display-levels="1" style:num-format="1" style:num-prefix="" style:num-suffix=".">
        <style:list-level-properties fo:text-align="start"/>
      </text:outline-level-style>
      <text:outline-level-style text:level="2" text:display-levels="2" style:num-format="1" style:num-prefix="" style:num-suffix=".">
        <style:list-level-properties fo:text-align="start"/>
      </text:outline-level-style>
      <text:outline-level-style text:level="3" text:display-levels="3" style:num-format="1" style:num-prefix="" style:num-suffix=".">
        <style:list-level-properties fo:text-align="start"/>
      </text:outline-level-style>
    </text:outline-style>
    <text:notes-configuration text:note-class="footnote" style:num-format="" style:num-prefix="" style:num-suffix="" text:footnotes-position="page" text:start-numbering-at="document"/>
    <text:notes-configuration text:note-class="endnote" style:num-format="i" style:num-prefix="" style:num-suffix="" text:start-numbering-at="document"/>
  </office:styles>
  <office:automatic-styles>
    <style:page-layout style:name="pm1" style:page-usage="all">
      <style:page-layout-properties fo:border="none" fo:margin-bottom="42pt" fo:margin-left="57pt" fo:margin-right="57pt" fo:margin-top="42pt" fo:page-height="841.891pt" fo:page-width="595.277pt" style:print-orientation="portrait">
        <style:footnote-sep style:adjustment="left" style:width="0.5pt" style:rel-width="20%" style:line-style="solid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peon-dev</meta:initial-creator>
    <meta:editing-cycles>1</meta:editing-cycles>
    <meta:creation-date>2009-10-08T11:29:52</meta:creation-date>
    <dc:date>2009-10-08T11:31:16</dc:date>
    <dc:creator>peon-dev</dc:creator>
    <meta:user-defined meta:name="company">PeonMedia</meta:user-defined>
    <meta:user-defined meta:name="country">Canada</meta:user-defined>
  </office:meta>
</office:document-meta>
</file>